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c82" officeooo:paragraph-rsid="001dac82"/>
    </style:style>
    <style:style style:name="P2" style:family="paragraph" style:parent-style-name="Standard">
      <style:text-properties officeooo:rsid="001dac82" officeooo:paragraph-rsid="001f50ee"/>
    </style:style>
    <style:style style:name="P3" style:family="paragraph" style:parent-style-name="Standard">
      <style:text-properties officeooo:rsid="001e07fd" officeooo:paragraph-rsid="001e07fd"/>
    </style:style>
    <style:style style:name="P4" style:family="paragraph" style:parent-style-name="Standard">
      <style:text-properties officeooo:rsid="002c9357" officeooo:paragraph-rsid="002c9357"/>
    </style:style>
    <style:style style:name="P5" style:family="paragraph" style:parent-style-name="Standard">
      <style:text-properties officeooo:rsid="0041e76e" officeooo:paragraph-rsid="0041e76e"/>
    </style:style>
    <style:style style:name="P6" style:family="paragraph" style:parent-style-name="Standard">
      <style:text-properties officeooo:rsid="001e07fd" officeooo:paragraph-rsid="001e07fd"/>
    </style:style>
    <style:style style:name="T1" style:family="text">
      <style:text-properties officeooo:rsid="001e07fd"/>
    </style:style>
    <style:style style:name="T2" style:family="text">
      <style:text-properties officeooo:rsid="0023caf7"/>
    </style:style>
    <style:style style:name="T3" style:family="text">
      <style:text-properties officeooo:rsid="002e91f8"/>
    </style:style>
    <style:style style:name="T4" style:family="text">
      <style:text-properties officeooo:rsid="003087c7"/>
    </style:style>
    <style:style style:name="T5" style:family="text">
      <style:text-properties officeooo:rsid="0030dc84"/>
    </style:style>
    <style:style style:name="T6" style:family="text">
      <style:text-properties officeooo:rsid="0032a040"/>
    </style:style>
    <style:style style:name="T7" style:family="text">
      <style:text-properties officeooo:rsid="0033062a"/>
    </style:style>
    <style:style style:name="T8" style:family="text">
      <style:text-properties officeooo:rsid="0036909e"/>
    </style:style>
    <style:style style:name="T9" style:family="text">
      <style:text-properties officeooo:rsid="003c1fa8"/>
    </style:style>
    <style:style style:name="T10" style:family="text">
      <style:text-properties officeooo:rsid="003cba9b"/>
    </style:style>
    <style:style style:name="T11" style:family="text">
      <style:text-properties officeooo:rsid="0040d949"/>
    </style:style>
    <style:style style:name="T12" style:family="text">
      <style:text-properties officeooo:rsid="0041e76e"/>
    </style:style>
    <style:style style:name="T13" style:family="text">
      <style:text-properties officeooo:rsid="00439c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serveur doit écouter sur <text:span text:style-name="T11">une seule socket passive.</text:span></text:p>
      <text:p text:style-name="P1"/>
      <text:p text:style-name="P1">Le client connecte toujours en premier <text:span text:style-name="T11">sa socket pour les messages puis sa socket pour le transfert de fichiers.</text:span></text:p>
      <text:p text:style-name="P1"/>
      <text:p text:style-name="P1">Le chat se déroule de la même manière que pour le TP3.</text:p>
      <text:p text:style-name="P1"/>
      <text:p text:style-name="P1">Lorsqu’un client veut envoyer un fichier à un autre, il teste d’abord si le chemin est valide puis il envoie une requête (/sendto &lt;username&gt; &lt;dir&gt;) au serveur sur l<text:span text:style-name="T9">a</text:span> socket <text:span text:style-name="T6">destiné aux messages</text:span> et se met en attente d’une réponse <text:span text:style-name="T11">sur la socket des fichiers</text:span> : le chat n’est alors plus disponible pour ce dernier !</text:p>
      <text:p text:style-name="P1"/>
      <text:p text:style-name="P1">Le serveur traite la demande c’est-à-dire qu’il <text:span text:style-name="T13">vérifie si l’&lt;username&gt; fourni est valide (sinon, il renvoie -1 au client source) et si un transfert n’est pas déjà en cours (auquel cas il renverrait -2 au client source). Si ces vérifications assurent la possibilité d’un envoi, le serveur </text:span>créé un nouveau thread (<text:span text:style-name="T11">transferControl</text:span>) pour pouvoir évidemment toujours gérer le chat et envoie la requête au destinataire <text:span text:style-name="T7">sur la socket des messages.</text:span></text:p>
      <text:p text:style-name="P1"/>
      <text:p text:style-name="P2">Le client destinataire reçoit la requête sur <text:span text:style-name="T12">sa</text:span> socket destiné<text:span text:style-name="T12">e</text:span> aux <text:span text:style-name="T8">messages</text:span>, il passe en traitement de requête et suspend le chat (pas de thread) c’est-à-dire qu’il demande à l’utilisateur s’il souhaite recevoir ledit fichier. Par la suite, ce dernier envoie 1 <text:span text:style-name="T7">sur la socket des fichiers </text:span>s’il accepte <text:span text:style-name="T2">et stocke le nom en mémoire</text:span> et <text:span text:style-name="T1">0</text:span> sinon.</text:p>
      <text:p text:style-name="P1"/>
      <text:p text:style-name="P3">Le serveur traite alors la réponse et renvoie cette dernière au client source <text:span text:style-name="T7">sur la socket des fichiers,</text:span></text:p>
      <text:p text:style-name="P3"/>
      <text:p text:style-name="P3">Les deux clients lancent alors un thread s’occupant du transfert à proprement parlé pour pouvoir évidemment toujours profiter du chat.</text:p>
      <text:p text:style-name="P3"/>
      <text:p text:style-name="P4">A noter qu’en cas de problème, une commande du type /abort <text:span text:style-name="T3">est envoyé au serveur sur la socket des messages (qui sert également de socket pour l’initialisation du transfert)</text:span></text:p>
      <text:p text:style-name="P3"/>
      <text:p text:style-name="P3">Les informations sont alors fournies dans l’ordre suivant :</text:p>
      <text:p text:style-name="P3">- Nombre de paquets de 1 kibioctets <text:span text:style-name="T5">et Taille du dernier paquet (0 s’il n’y en a pas) séparés par un espace</text:span></text:p>
      <text:p text:style-name="P3">- <text:span text:style-name="T4">Les paquets en question, un par un avec attente d’un accusé de réception</text:span></text:p>
      <text:p text:style-name="P3"/>
      <text:p text:style-name="P3">Affichage sur chacun des clients <text:span text:style-name="T10">et sur le serveur</text:span> d’un message acquiescent le bon déroulement du transfert.</text:p>
      <text:p text:style-name="P3"/>
      <text:p text:style-name="P3">Fin des threads chez les clients</text:p>
      <text:p text:style-name="P3"/>
      <text:p text:style-name="P3">Fin du thread chez le serveur.</text:p>
      <text:p text:style-name="P3"/>
      <text:p text:style-name="P5">Retour au chat norm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9:19:21.777978547</meta:creation-date>
    <dc:date>2017-12-19T16:17:04.783061254</dc:date>
    <meta:editing-duration>PT7H28M28S</meta:editing-duration>
    <meta:editing-cycles>27</meta:editing-cycles>
    <meta:generator>LibreOffice/5.4.2.2$Linux_X86_64 LibreOffice_project/40m0$Build-2</meta:generator>
    <meta:document-statistic meta:table-count="0" meta:image-count="0" meta:object-count="0" meta:page-count="1" meta:paragraph-count="16" meta:word-count="369" meta:character-count="2156" meta:non-whitespace-character-count="1803"/>
  </office:meta>
</office:document-meta>
</file>